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opacity="50%" draw:textarea-horizontal-align="justify" draw:textarea-vertical-align="middle" draw:auto-grow-height="false" fo:min-height="7.084cm" fo:min-width="17.234cm" draw:shadow-opacity="50%"/>
    </style:style>
    <style:style style:name="gr2" style:family="graphic" style:parent-style-name="standard">
      <style:graphic-properties draw:fill-color="#aecf00" draw:opacity="50%" draw:textarea-horizontal-align="justify" draw:textarea-vertical-align="middle" draw:auto-grow-height="false" fo:min-height="8.308cm" fo:min-width="17.058cm" draw:shadow-opacity="50%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27.39cm" fo:min-width="2.84cm"/>
    </style:style>
    <style:style style:name="gr4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3465a4" draw:opacity="50%" draw:textarea-horizontal-align="justify" draw:textarea-vertical-align="middle" draw:auto-grow-height="false" fo:min-height="8.452cm" fo:min-width="17.202cm" draw:shadow-opacity="50%"/>
    </style:style>
    <style:style style:name="P1" style:family="paragraph">
      <loext:graphic-properties draw:fill-color="#dd4814" draw:opacity="50%"/>
      <style:paragraph-properties fo:text-align="center"/>
    </style:style>
    <style:style style:name="P2" style:family="paragraph">
      <loext:graphic-properties draw:fill-color="#aecf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5" style:family="paragraph">
      <loext:graphic-properties draw:fill-color="#aea79f"/>
      <style:paragraph-properties fo:text-align="center"/>
      <style:text-properties style:font-name="Ubuntu"/>
    </style:style>
    <style:style style:name="P6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7" style:family="paragraph">
      <style:paragraph-properties fo:text-align="center"/>
      <style:text-properties style:font-name="Ubuntu1" fo:font-size="18pt" style:font-size-asian="18pt" style:font-size-complex="18pt"/>
    </style:style>
    <style:style style:name="P8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9" style:family="paragraph">
      <style:text-properties style:font-name="Ubuntu1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P11" style:family="paragraph">
      <loext:graphic-properties draw:fill-color="#3465a4" draw:opacity="50%"/>
      <style:paragraph-properties fo:text-align="center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style:style style:name="T5" style:family="text">
      <style:text-properties style:font-name="Ubuntu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7.5cm" svg:x="9.3cm" svg:y="22.4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9cm" svg:height="8.9cm" svg:x="9.3cm" svg:y="2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cm" svg:height="28cm" svg:x="2.4cm" svg:y="2cm">
          <text:p text:style-name="P3"><text:span text:style-name="T1">Device</text:span></text:p>
          <text:p text:style-name="P3"><text:span text:style-name="T1">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cm" svg:y="22.6cm">
          <text:p><text:span text:style-name="T2">DeviceSetupStatus </text:span><text:span text:style-name="T3">setupDevice </text:span><text:span text:style-name="T2">(Device *device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tatusSu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cm" svg:y1="3.2cm" svg:x2="9.5cm" svg:y2="3.2cm">
          <text:p text:style-name="P3"><text:span text:style-name="T1">1</text:span></text:p>
          <text:p text:style-name="P3"><text:span text:style-name="T1"/></text:p>
        </draw:line>
        <draw:line draw:style-name="gr6" draw:text-style-name="P3" draw:layer="layout" svg:x1="6.1cm" svg:y1="6cm" svg:x2="9.5cm" svg:y2="6cm">
          <text:p text:style-name="P3"><text:span text:style-name="T1">2</text:span></text:p>
          <text:p text:style-name="P3"/>
        </draw:line>
        <draw:line draw:style-name="gr6" draw:text-style-name="P7" draw:layer="layout" svg:x1="1.9cm" svg:y1="29.833cm" svg:x2="1.9cm" svg:y2="2.333cm">
          <text:p text:style-name="P3"><text:span text:style-name="T1">Time</text:span></text:p>
          <text:p text:style-name="P3"><text:span text:style-name="T1"/></text:p>
        </draw:line>
        <draw:line draw:style-name="gr5" draw:text-style-name="P6" draw:layer="layout" svg:x1="6.1cm" svg:y1="23.5cm" svg:x2="9.5cm" svg:y2="23.5cm">
          <text:p text:style-name="P3"><text:span text:style-name="T1">7</text:span></text:p>
          <text:p text:style-name="P3"><text:span text:style-name="T1"/></text:p>
        </draw:line>
        <draw:custom-shape draw:style-name="gr7" draw:text-style-name="P8" draw:layer="layout" svg:width="17.5cm" svg:height="1.6cm" svg:x="9.501cm" svg:y="28.101cm">
          <text:p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01cm" svg:y="2.201cm">
          <text:p><text:span text:style-name="T2">DeviceError </text:span><text:span text:style-name="T3">discoverDevices </text:span><text:span text:style-name="T5">(DeviceClassId, ParamList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Error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1.6cm" svg:x="9.502cm" svg:y="9.102cm">
          <text:p><text:span text:style-name="T4">emit </text:span><text:span text:style-name="T3">devicesDiscovered </text:span><text:span text:style-name="T4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1cm" svg:y1="9.9cm" svg:x2="9.5cm" svg:y2="9.9cm">
          <text:p text:style-name="P3"><text:span text:style-name="T1">3</text:span></text:p>
          <text:p text:style-name="P3"/>
        </draw:line>
        <draw:frame draw:style-name="gr8" draw:text-style-name="P10" draw:layer="layout" svg:width="8.418cm" svg:height="0.967cm" svg:x="13.7cm" svg:y="7.6cm">
          <draw:text-box>
            <text:p text:style-name="P9"><text:span text:style-name="T1">...discovery process running</text:span></text:p>
          </draw:text-box>
        </draw:frame>
        <draw:line draw:style-name="gr6" draw:text-style-name="P3" draw:layer="layout" svg:x1="6.101cm" svg:y1="26.433cm" svg:x2="9.501cm" svg:y2="26.433cm">
          <text:p text:style-name="P3"><text:span text:style-name="T1">8</text:span></text:p>
          <text:p text:style-name="P3"/>
        </draw:line>
        <draw:line draw:style-name="gr5" draw:text-style-name="P6" draw:layer="layout" svg:x1="6.103cm" svg:y1="28.941cm" svg:x2="9.503cm" svg:y2="28.941cm">
          <text:p text:style-name="P3"><text:span text:style-name="T1">9</text:span></text:p>
          <text:p text:style-name="P3"><text:span text:style-name="T1"/></text:p>
        </draw:line>
        <draw:custom-shape draw:style-name="gr9" draw:text-style-name="P11" draw:layer="layout" svg:width="17.9cm" svg:height="8.9cm" svg:x="9.301cm" svg:y="12.6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01cm" svg:y1="13.801cm" svg:x2="9.501cm" svg:y2="13.801cm">
          <text:p text:style-name="P3"><text:span text:style-name="T1">4</text:span></text:p>
          <text:p text:style-name="P3"><text:span text:style-name="T1"/></text:p>
        </draw:line>
        <draw:line draw:style-name="gr6" draw:text-style-name="P3" draw:layer="layout" svg:x1="6.101cm" svg:y1="16.601cm" svg:x2="9.501cm" svg:y2="16.601cm">
          <text:p text:style-name="P3"><text:span text:style-name="T1">5</text:span></text:p>
          <text:p text:style-name="P3"/>
        </draw:line>
        <draw:custom-shape draw:style-name="gr4" draw:text-style-name="P5" draw:layer="layout" svg:width="17.5cm" svg:height="4.8cm" svg:x="9.502cm" svg:y="12.802cm">
          <text:p><text:span text:style-name="T2">DeviceSetupStatus </text:span><text:span text:style-name="T3">confirmPairing </text:span><text:span text:style-name="T5">(...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tatus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1.6cm" svg:x="9.503cm" svg:y="19.703cm">
          <text:p><text:span text:style-name="T4">emit </text:span><text:span text:style-name="T3">pairingFinished </text:span><text:span text:style-name="T4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101cm" svg:y1="20.501cm" svg:x2="9.501cm" svg:y2="20.501cm">
          <text:p text:style-name="P3"><text:span text:style-name="T1">6</text:span></text:p>
          <text:p text:style-name="P3"/>
        </draw:line>
        <draw:frame draw:style-name="gr8" draw:text-style-name="P10" draw:layer="layout" svg:width="7.716cm" svg:height="0.967cm" svg:x="13.701cm" svg:y="18.201cm">
          <draw:text-box>
            <text:p text:style-name="P9"><text:span text:style-name="T1">...pairing process running</text:span></text:p>
          </draw:text-box>
        </draw:frame>
        <draw:frame draw:style-name="gr8" draw:text-style-name="P10" draw:layer="layout" svg:width="8.215cm" svg:height="0.967cm" svg:x="13.7cm" svg:y="11.301cm">
          <draw:text-box>
            <text:p text:style-name="P9"><text:span text:style-name="T1">...user sees the pairing 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6:51:08.094520154</dc:date>
    <dc:creator>Simon Stürz</dc:creator>
    <meta:editing-duration>PT1H6M34S</meta:editing-duration>
    <meta:editing-cycles>22</meta:editing-cycles>
    <meta:generator>LibreOffice/5.0.5.2$Linux_X86_64 LibreOffice_project/00m0$Build-2</meta:generator>
    <meta:document-statistic meta:object-count="23"/>
  </office:meta>
</office:document-meta>
</file>